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58000004A9BC6F737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4.9602in" svg:height="9.4929in" draw:z-index="0"><draw:image xlink:href="Pictures/1000000100000758000004A9BC6F737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6.5354in" fo:page-height="11.6929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3T13:09:03.507091770</meta:creation-date>
    <dc:date>2026-02-25T12:48:49.544882561</dc:date>
    <meta:editing-duration>PT1M33S</meta:editing-duration>
    <meta:editing-cycles>2</meta:editing-cycles>
    <meta:generator>LibreOffice/25.8.5.2$Linux_X86_64 LibreOffice_project/58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